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Lexaeus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the Darkside in Reverse/Rebirth without reloading more than 7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the Riku replica on Floor B2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6:46:24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31T16:46:46.068000000</dc:date>
    <meta:editing-duration>P2DT18H53M49S</meta:editing-duration>
    <meta:editing-cycles>256</meta:editing-cycles>
    <meta:document-statistic meta:table-count="2" meta:cell-count="4663" meta:object-count="0"/>
  </office:meta>
</office:document-meta>
</file>